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itle">
      <style:text-properties officeooo:paragraph-rsid="00188933"/>
    </style:style>
    <style:style style:name="P2" style:family="paragraph" style:parent-style-name="Standard">
      <style:text-properties officeooo:rsid="00188933" officeooo:paragraph-rsid="00188933"/>
    </style:style>
    <style:style style:name="P3" style:family="paragraph" style:parent-style-name="Standard">
      <style:paragraph-properties fo:text-align="center" style:justify-single-word="false"/>
      <style:text-properties officeooo:rsid="00188933" officeooo:paragraph-rsid="00188933"/>
    </style:style>
    <style:style style:name="P4" style:family="paragraph" style:parent-style-name="Standard">
      <style:text-properties officeooo:rsid="00188933" officeooo:paragraph-rsid="001b95d9"/>
    </style:style>
    <style:style style:name="P5" style:family="paragraph" style:parent-style-name="Standard">
      <style:text-properties fo:font-style="italic" officeooo:rsid="00188933" officeooo:paragraph-rsid="00188933" style:font-style-asian="italic" style:font-style-complex="italic"/>
    </style:style>
    <style:style style:name="P6" style:family="paragraph" style:parent-style-name="Standard">
      <style:text-properties officeooo:rsid="001a34ab" officeooo:paragraph-rsid="001a34ab"/>
    </style:style>
    <style:style style:name="P7" style:family="paragraph" style:parent-style-name="Standard">
      <style:text-properties officeooo:rsid="001a34ab" officeooo:paragraph-rsid="001b95d9"/>
    </style:style>
    <style:style style:name="P8" style:family="paragraph" style:parent-style-name="Standard">
      <style:text-properties officeooo:rsid="001b95d9" officeooo:paragraph-rsid="001b95d9"/>
    </style:style>
    <style:style style:name="P9" style:family="paragraph" style:parent-style-name="Standard">
      <style:text-properties officeooo:rsid="001cb8e6" officeooo:paragraph-rsid="001cb8e6"/>
    </style:style>
    <style:style style:name="P10" style:family="paragraph" style:parent-style-name="Standard">
      <style:text-properties officeooo:rsid="001ddd7e" officeooo:paragraph-rsid="001ddd7e"/>
    </style:style>
    <style:style style:name="P11" style:family="paragraph" style:parent-style-name="Heading_20_3">
      <style:paragraph-properties fo:break-before="page"/>
    </style:style>
    <style:style style:name="T1" style:family="text">
      <style:text-properties officeooo:rsid="00188933"/>
    </style:style>
    <style:style style:name="T2" style:family="text">
      <style:text-properties officeooo:rsid="001a34ab"/>
    </style:style>
    <style:style style:name="T3" style:family="text">
      <style:text-properties officeooo:rsid="001a8389"/>
    </style:style>
    <style:style style:name="T4" style:family="text">
      <style:text-properties officeooo:rsid="001b95d9"/>
    </style:style>
    <style:style style:name="T5" style:family="text">
      <style:text-properties officeooo:rsid="001cb8e6"/>
    </style:style>
    <style:style style:name="T6" style:family="text">
      <style:text-properties fo:color="#ff3333"/>
    </style:style>
    <style:style style:name="T7" style:family="text">
      <style:text-properties fo:color="#ff3333" officeooo:rsid="00188933"/>
    </style:style>
    <style:style style:name="T8" style:family="text">
      <style:text-properties style:use-window-font-color="true"/>
    </style:style>
    <style:style style:name="T9" style:family="text">
      <style:text-properties style:use-window-font-color="true" officeooo:rsid="00188933"/>
    </style:style>
    <style:style style:name="T10" style:family="text">
      <style:text-properties style:use-window-font-color="true" officeooo:rsid="001ddd7e"/>
    </style:style>
    <style:style style:name="T11" style:family="text">
      <style:text-properties style:use-window-font-color="true" style:text-position="super 58%"/>
    </style:style>
    <style:style style:name="T12" style:family="text">
      <style:text-properties officeooo:rsid="001ddd7e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style:text-position="super 58%" officeooo:rsid="001a34ab"/>
    </style:style>
    <style:style style:name="T15" style:family="text">
      <style:text-properties style:text-position="super 58%" officeooo:rsid="001cb8e6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1e36d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2">Twin Implication</text:span> <text:span text:style-name="T1">Core</text:span> Theorem</text:p>
      <text:p text:style-name="P3">by Sven Nilsen, 2020</text:p>
      <text:p text:style-name="P2"/>
      <text:p text:style-name="P5">In this paper I present a proof in Propositional Logic that the core axiom of Path Semantics is equivalent to the combination of two <text:span text:style-name="T2">mirrored</text:span> Constrained/<text:span text:style-name="T17">Abstract</text:span> Implication Theorems.</text:p>
      <text:p text:style-name="P2"/>
      <text:p text:style-name="P2">The <text:span text:style-name="T2">following is a proof in Propositional Logic</text:span><text:span text:style-name="T14"><text:reference-ref text:reference-format="text" text:ref-name="propositional calculus">[1]</text:reference-ref></text:span><text:span text:style-name="T2"> that the core axiom of Path Semantics</text:span><text:span text:style-name="T14"><text:reference-ref text:reference-format="text" text:ref-name="path semantics">[2]</text:reference-ref></text:span><text:span text:style-name="T2"> can be broken up into two parts, one the mirror twin of the other, which are both Constrained Implication Theorems</text:span><text:span text:style-name="T14"><text:reference-ref text:reference-format="text" text:ref-name="constrained implication theorem">[3]</text:reference-ref></text:span><text:span text:style-name="T2">:</text:span></text:p>
      <text:p text:style-name="P2"/>
      <text:p text:style-name="P2"><text:tab/>a, b, A, B:</text:p>
      <text:p text:style-name="P2"/>
      <text:p text:style-name="P2"><text:s text:c="12"/>((a=&gt;A ∧ b=&gt;B ∧ a=b) <text:s/>=&gt; <text:s/>A=B)<text:span text:style-name="T2"><text:tab/><text:tab/><text:tab/>Core axiom of Path Semantics</text:span></text:p>
      <text:p text:style-name="P2"><text:tab/><text:span text:style-name="T2">=</text:span></text:p>
      <text:p text:style-name="P2"><text:s text:c="12"/>(</text:p>
      <text:p text:style-name="P2"><text:s text:c="16"/>(a=&gt;b ∧ <text:span text:style-name="T2">(</text:span>a=&gt;A<text:span text:style-name="T2">)</text:span>=&gt;(b=&gt;B) <text:s/>=&gt; <text:s/>A=&gt;B) ∧<text:tab/><text:tab/><text:span text:style-name="T2">Constrained Implication Theorem 1</text:span></text:p>
      <text:p text:style-name="P2"><text:s text:c="16"/>(b=&gt;a ∧ (b=&gt;B)=&gt;(a=&gt;A) <text:s/><text:span text:style-name="T2">=&gt; <text:s/></text:span>B<text:span text:style-name="T2">=&gt;</text:span>A)<text:tab/><text:tab/><text:span text:style-name="T2">Constrained Implication Theorem 2</text:span></text:p>
      <text:p text:style-name="P2"><text:s text:c="12"/>)</text:p>
      <text:p text:style-name="P2"/>
      <text:p text:style-name="P6">Notice that the Constrained Implication Theorem only holds in Path Semantical Logic. It does not hold in <text:span text:style-name="T3">normal </text:span>Propositional Logic. <text:span text:style-name="T3">However, Propositional Logic can prove that these two forms are equivalent.</text:span></text:p>
      <text:p text:style-name="P6"/>
      <text:p text:style-name="P8">Similarly, <text:span text:style-name="T5">one can show that two twin Abstract Implication Theorems</text:span><text:span text:style-name="T15"><text:reference-ref text:reference-format="text" text:ref-name="abstract implication theorem">[4]</text:reference-ref></text:span><text:span text:style-name="T5"> are equal to the core axiom:</text:span></text:p>
      <text:p text:style-name="P6"/>
      <text:p text:style-name="P7"><text:tab/><text:span text:style-name="T1">(a=&gt;A ∧ b=&gt;B ∧ a=b) <text:s/>=&gt; <text:s/>A=B)</text:span><text:tab/><text:tab/><text:tab/>Core axiom of Path Semantics</text:p>
      <text:p text:style-name="P4"><text:tab/><text:span text:style-name="T2">=</text:span></text:p>
      <text:p text:style-name="P4"><text:s text:c="12"/>(</text:p>
      <text:p text:style-name="P4"><text:s text:c="16"/>(a=&gt;b ∧ <text:span text:style-name="T2">(</text:span>a=&gt;A<text:span text:style-name="T2">)</text:span>=(b=&gt;B) <text:s/>=&gt; <text:s/>A=&gt;B) ∧<text:tab/><text:tab/><text:span text:style-name="T4">Abstract Implication Theorem 1</text:span></text:p>
      <text:p text:style-name="P4"><text:s text:c="16"/>(b=&gt;a ∧ (b=&gt;B)=(a=&gt;A) <text:s/><text:span text:style-name="T2">=&gt; <text:s/></text:span>B<text:span text:style-name="T2">=&gt;</text:span>A)<text:tab/><text:tab/><text:span text:style-name="T4">Abstract Implication Theorem 2</text:span></text:p>
      <text:p text:style-name="P4"><text:s text:c="12"/>)</text:p>
      <text:p text:style-name="P4"/>
      <text:p text:style-name="P9">This is because the Constrained Implication Theorem equals the Abstract Implication Theorem:</text:p>
      <text:p text:style-name="P9"/>
      <text:p text:style-name="P9"><text:tab/><text:span text:style-name="T1">(a=&gt;b ∧ (a=&gt;A)=&gt;(b=&gt;B) <text:s/>=&gt; <text:s/>A=&gt;B)<text:tab/><text:tab/></text:span>Constrained Implication Theorem</text:p>
      <text:p text:style-name="P9"><text:tab/>=</text:p>
      <text:p text:style-name="P9"><text:tab/><text:span text:style-name="T1">(a=&gt;b ∧ (a=&gt;A)=(b=&gt;B) <text:s/>=&gt; <text:s/>A=&gt;B)<text:tab/><text:tab/></text:span>Abstract Implication Theorem</text:p>
      <text:p text:style-name="P9"/>
      <text:p text:style-name="P9">Although, the Constrained Implication Theorem is more general, because the following <text:span text:style-name="T16">does not hold</text:span>:</text:p>
      <text:p text:style-name="P9"/>
      <text:p text:style-name="P9"><text:tab/><text:span text:style-name="T7">(a=&gt;b ∧ (a=&gt;A)=&gt;(b=&gt;B)</text:span><text:span text:style-name="T1"><text:tab/><text:tab/></text:span>Assumption of Constrained Implication Theorem</text:p>
      <text:p text:style-name="P9"><text:tab/><text:span text:style-name="T6">=</text:span></text:p>
      <text:p text:style-name="P9"><text:tab/><text:span text:style-name="T7">(a=&gt;b ∧ (a=&gt;A)=(b=&gt;B)</text:span><text:span text:style-name="T9"><text:tab/><text:tab/></text:span><text:span text:style-name="T10">Assumption of Abstract Implication Theorem</text:span></text:p>
      <text:p text:style-name="P9"><text:span text:style-name="T10"/></text:p>
      <text:p text:style-name="P10"><text:span text:style-name="T8">The proofs of this paper was checked by the automated theorem prover library Pocket-Prover</text:span><text:span text:style-name="T11"><text:reference-ref text:reference-format="text" text:ref-name="pocket prover">[5]</text:reference-ref></text:span><text:span text:style-name="T8">.</text:span></text:p>
      <text:p text:style-name="P10"><text:span text:style-name="T8"/></text:p>
      <text:p text:style-name="P10"><text:span text:style-name="T8">Q.E.D.</text:span></text:p>
      <text:h text:style-name="P11" text:outline-level="3">References:</text:h>
      <text:p text:style-name="P10"><text:span text:style-name="T8"/></text:p>
      <text:p text:style-name="P10"><text:reference-mark-start text:name="propositional calculus"/>[1]<text:reference-mark-end text:name="propositional calculus"/><text:tab/>“Propositional calculus”</text:p>
      <text:p text:style-name="P10"><text:tab/>Wikipedia</text:p>
      <text:p text:style-name="P10"><text:tab/><text:a xlink:type="simple" xlink:href="https://en.wikipedia.org/wiki/Propositional_calculus" text:style-name="Internet_20_link" text:visited-style-name="Visited_20_Internet_20_Link"><text:span text:style-name="T13">https://en.wikipedia.org/wiki/Propositional_calculus</text:span></text:a></text:p>
      <text:p text:style-name="P10"/>
      <text:p text:style-name="P10"><text:reference-mark-start text:name="path semantics"/>[2]<text:reference-mark-end text:name="path semantics"/><text:tab/>“Path Semantics”</text:p>
      <text:p text:style-name="P10"><text:tab/>Sven Nilsen, 2016-2019</text:p>
      <text:p text:style-name="P10"><text:tab/><text:a xlink:type="simple" xlink:href="https://github.com/advancedresearch/path_semantics/blob/master/papers-wip/path-semantics.pdf" text:style-name="Internet_20_link" text:visited-style-name="Visited_20_Internet_20_Link"><text:span text:style-name="T13">https://github.com/advancedresearch/path_semantics/blob/master/papers-wip/path-semantics.pdf</text:span></text:a></text:p>
      <text:p text:style-name="P10"/>
      <text:p text:style-name="P10"><text:reference-mark-start text:name="constrained implication theorem"/>[3]<text:reference-mark-end text:name="constrained implication theorem"/><text:tab/>“Constrained Implication Theorem”</text:p>
      <text:p text:style-name="P10"><text:tab/>Sven Nilsen, 2020</text:p>
      <text:p text:style-name="P10"><text:tab/><text:a xlink:type="simple" xlink:href="https://github.com/advancedresearch/path_semantics/blob/master/papers-wip/constrained-implication-theorem.pdf" text:style-name="Internet_20_link" text:visited-style-name="Visited_20_Internet_20_Link"><text:span text:style-name="T13">https://github.com/advancedresearch/path_semantics/blob/master/papers-wip/constrained-implication-theorem.pdf</text:span></text:a></text:p>
      <text:p text:style-name="P10"/>
      <text:p text:style-name="P10"><text:reference-mark-start text:name="abstract implication theorem"/>[4]<text:reference-mark-end text:name="abstract implication theorem"/><text:tab/>“Abstract Implication Theorem”</text:p>
      <text:p text:style-name="P10"><text:tab/>Sven Nilsen, 2020</text:p>
      <text:p text:style-name="P10"><text:tab/><text:a xlink:type="simple" xlink:href="https://github.com/advancedresearch/path_semantics/blob/master/papers-wip/abstract-implication-theorem.pdf" text:style-name="Internet_20_link" text:visited-style-name="Visited_20_Internet_20_Link"><text:span text:style-name="T13">https://github.com/advancedresearch/path_semantics/blob/master/papers-wip/abstract-implication-theorem.pdf</text:span></text:a></text:p>
      <text:p text:style-name="P10"/>
      <text:p text:style-name="P10"><text:reference-mark-start text:name="pocket prover"/>[5]<text:reference-mark-end text:name="pocket prover"/><text:tab/>“Pocket-Prover – a fast, brute force, automatic theorem prover for first order logic”</text:p>
      <text:p text:style-name="P10"><text:tab/>AdvancedResearch</text:p>
      <text:p text:style-name="P10"><text:tab/><text:a xlink:type="simple" xlink:href="https://github.com/advancedresearch/pocket_prover" text:style-name="Internet_20_link" text:visited-style-name="Visited_20_Internet_20_Link"><text:span text:style-name="T13">https://github.com/advancedresearch/pocket_prover</text:span></text:a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4T21:57:56.676373000</meta:creation-date>
    <dc:date>2020-09-04T23:05:41.588887000</dc:date>
    <meta:editing-duration>PT3M50S</meta:editing-duration>
    <meta:editing-cycles>1</meta:editing-cycles>
    <meta:document-statistic meta:table-count="0" meta:image-count="0" meta:object-count="0" meta:page-count="2" meta:paragraph-count="45" meta:word-count="309" meta:character-count="2563" meta:non-whitespace-character-count="2126"/>
    <meta:generator>LibreOffice/5.1.2.2$MacOSX_X86_64 LibreOffice_project/d3bf12ecb743fc0d20e0be0c58ca359301eb705f</meta:generator>
  </office:meta>
</office:document-meta>
</file>